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Video-format" style:family="table">
      <style:table-properties style:width="17cm" table:align="margins"/>
    </style:style>
    <style:style style:name="Video-format.A" style:family="table-column">
      <style:table-column-properties style:column-width="4.616cm" style:rel-column-width="17794*"/>
    </style:style>
    <style:style style:name="Video-format.B" style:family="table-column">
      <style:table-column-properties style:column-width="1.588cm" style:rel-column-width="6119*"/>
    </style:style>
    <style:style style:name="Video-format.C" style:family="table-column">
      <style:table-column-properties style:column-width="1.469cm" style:rel-column-width="5664*"/>
    </style:style>
    <style:style style:name="Video-format.D" style:family="table-column">
      <style:table-column-properties style:column-width="1.91cm" style:rel-column-width="7364*"/>
    </style:style>
    <style:style style:name="Video-format.E" style:family="table-column">
      <style:table-column-properties style:column-width="2.588cm" style:rel-column-width="9975*"/>
    </style:style>
    <style:style style:name="Video-format.F" style:family="table-column">
      <style:table-column-properties style:column-width="2.205cm" style:rel-column-width="8499*"/>
    </style:style>
    <style:style style:name="Video-format.G" style:family="table-column">
      <style:table-column-properties style:column-width="2.625cm" style:rel-column-width="10120*"/>
    </style:style>
    <style:style style:name="Video-format.A1" style:family="table-cell">
      <style:table-cell-properties fo:padding="0.097cm" fo:border-left="0.002cm solid #000000" fo:border-right="none" fo:border-top="0.002cm solid #000000" fo:border-bottom="0.002cm solid #000000"/>
    </style:style>
    <style:style style:name="Video-format.G1" style:family="table-cell">
      <style:table-cell-properties fo:padding="0.097cm" fo:border="0.002cm solid #000000"/>
    </style:style>
    <style:style style:name="Video-format.A2" style:family="table-cell">
      <style:table-cell-properties fo:padding="0.097cm" fo:border-left="0.002cm solid #000000" fo:border-right="none" fo:border-top="none" fo:border-bottom="0.002cm solid #000000"/>
    </style:style>
    <style:style style:name="Video-format.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4pt" style:font-name-asian="DejaVu Sans" style:font-size-asian="14pt" style:font-name-complex="DejaVu Sans" style:font-size-complex="14pt"/>
    </style:style>
    <style:style style:name="P12" style:family="paragraph" style:parent-style-name="Table_20_Contents">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6" style:family="paragraph" style:parent-style-name="Standard" style:list-style-name="L1"/>
    <style:style style:name="P17" style:family="paragraph" style:parent-style-name="Standard">
      <style:text-properties fo:font-weight="normal" style:font-weight-asian="normal" style:font-weight-complex="normal"/>
    </style:style>
    <style:style style:name="P18" style:family="paragraph" style:parent-style-name="Standard" style:list-style-name="L1">
      <style:text-properties fo:font-weight="normal" style:font-weight-asian="normal" style:font-weight-complex="normal"/>
    </style:style>
    <style:style style:name="P19" style:family="paragraph" style:parent-style-name="Standard" style:list-style-name="L2">
      <style:text-properties fo:font-weight="normal" style:font-weight-asian="normal" style:font-weight-complex="normal"/>
    </style:style>
    <style:style style:name="P20" style:family="paragraph" style:parent-style-name="Standard" style:list-style-name="L5">
      <style:text-properties fo:font-weight="normal" style:font-weight-asian="normal" style:font-weight-complex="normal"/>
    </style:style>
    <style:style style:name="P21" style:family="paragraph" style:parent-style-name="Text_20_body" style:list-style-name="L3"/>
    <style:style style:name="P22" style:family="paragraph" style:parent-style-name="Text_20_body">
      <style:text-properties fo:font-weight="normal" style:font-weight-asian="normal" style:font-weight-complex="normal"/>
    </style:style>
    <style:style style:name="P23" style:family="paragraph" style:parent-style-name="Text_20_body" style:list-style-name="L3">
      <style:text-properties fo:font-weight="normal" style:font-weight-asian="normal" style:font-weight-complex="normal"/>
    </style:style>
    <style:style style:name="P24" style:family="paragraph" style:parent-style-name="Text_20_body" style:list-style-name="L4"/>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
      <text:p text:style-name="P10">Long Term Digital Preservation Format for Video Options Paper</text:p>
      <text:p text:style-name="P6"/>
      <text:p text:style-name="P7">Christopher Smart</text:p>
      <text:p text:style-name="P7">January 20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27">Purpose<text:tab/>4</text:p>
          <text:p text:style-name="P27">Scope<text:tab/>4</text:p>
          <text:p text:style-name="P27">Definitions<text:tab/>4</text:p>
          <text:p text:style-name="P28">Video stream (images)<text:tab/>4</text:p>
          <text:p text:style-name="P28">Audio stream<text:tab/>4</text:p>
          <text:p text:style-name="P28">Container format<text:tab/>4</text:p>
          <text:p text:style-name="P27">Data Sources<text:tab/>4</text:p>
          <text:p text:style-name="P27">Process<text:tab/>5</text:p>
          <text:p text:style-name="P27">Working copy<text:tab/>5</text:p>
          <text:p text:style-name="P27">Access copy<text:tab/>5</text:p>
          <text:p text:style-name="P27">Requirements<text:tab/>5</text:p>
          <text:p text:style-name="P28">Digital Format<text:tab/>5</text:p>
          <text:p text:style-name="P29">Community developed<text:tab/>5</text:p>
          <text:p text:style-name="P29">Multiple implementations<text:tab/>5</text:p>
          <text:p text:style-name="P29">Openly specified<text:tab/>6</text:p>
          <text:p text:style-name="P29">Patent and royalty free<text:tab/>6</text:p>
          <text:p text:style-name="P28">Video Specific Requirements<text:tab/>6</text:p>
          <text:p text:style-name="P29">Colour-space<text:tab/>6</text:p>
          <text:p text:style-name="P29">Compression<text:tab/>7</text:p>
          <text:p text:style-name="P29">Resolution<text:tab/>7</text:p>
          <text:p text:style-name="P27">Video Codec vs Video Format<text:tab/>7</text:p>
          <text:p text:style-name="P27">Options<text:tab/>8</text:p>
          <text:p text:style-name="P28">Lossless Video Options<text:tab/>8</text:p>
          <text:p text:style-name="P29">Open Lossless Video Options<text:tab/>9</text:p>
          <text:p text:style-name="P29">Assessing Video Format Requirements Suitability<text:tab/>10</text:p>
          <text:p text:style-name="P30">Dirac<text:tab/>10</text:p>
          <text:p text:style-name="P31">Technical details<text:tab/>10</text:p>
          <text:p text:style-name="P31">Format requirements<text:tab/>10</text:p>
          <text:p text:style-name="P32">Community developed<text:tab/>10</text:p>
          <text:p text:style-name="P32">Multiple implementations<text:tab/>10</text:p>
          <text:p text:style-name="P32">Openly specified<text:tab/>11</text:p>
          <text:p text:style-name="P32">Patent and royalty free<text:tab/>11</text:p>
          <text:p text:style-name="P31">Suitability score<text:tab/>11</text:p>
          <text:p text:style-name="P30">FFV1<text:tab/>11</text:p>
          <text:p text:style-name="P31">Technical details<text:tab/>12</text:p>
          <text:p text:style-name="P31">Format requirements<text:tab/>12</text:p>
          <text:p text:style-name="P32">Community developed<text:tab/>12</text:p>
          <text:p text:style-name="P32">Multiple implementations<text:tab/>12</text:p>
          <text:p text:style-name="P32">Openly specified<text:tab/>12</text:p>
          <text:p text:style-name="P32">Patent and royalty free<text:tab/>12</text:p>
          <text:p text:style-name="P31">Suitability score<text:tab/>12</text:p>
          <text:p text:style-name="P30">H.264<text:tab/>12</text:p>
          <text:p text:style-name="P31">Technical details<text:tab/>12</text:p>
          <text:p text:style-name="P31">Format requirements<text:tab/>13</text:p>
          <text:p text:style-name="P32">Community developed<text:tab/>13</text:p>
          <text:p text:style-name="P32">Multiple implementations<text:tab/>13</text:p>
          <text:p text:style-name="P32">Openly specified<text:tab/>13</text:p>
          <text:p text:style-name="P32">Patent and royalty free<text:tab/>13</text:p>
          <text:p text:style-name="P31">Suitability score<text:tab/>13</text:p>
          <text:p text:style-name="P30">Huffyuv<text:tab/>14</text:p>
          <text:p text:style-name="P31"><text:soft-page-break/>Technical details<text:tab/>14</text:p>
          <text:p text:style-name="P31">Format requirements<text:tab/>14</text:p>
          <text:p text:style-name="P32">Community developed<text:tab/>14</text:p>
          <text:p text:style-name="P32">Multiple implementations<text:tab/>14</text:p>
          <text:p text:style-name="P32">Openly specified<text:tab/>14</text:p>
          <text:p text:style-name="P32">Patent and royalty free<text:tab/>14</text:p>
          <text:p text:style-name="P31">Suitability score<text:tab/>14</text:p>
          <text:p text:style-name="P30">Lagarith<text:tab/>14</text:p>
          <text:p text:style-name="P31">Technical details<text:tab/>15</text:p>
          <text:p text:style-name="P31">Format requirements<text:tab/>15</text:p>
          <text:p text:style-name="P32">Community developed<text:tab/>15</text:p>
          <text:p text:style-name="P32">Multiple implementations<text:tab/>15</text:p>
          <text:p text:style-name="P32">Openly specified<text:tab/>15</text:p>
          <text:p text:style-name="P32">Patent and royalty free<text:tab/>15</text:p>
          <text:p text:style-name="P31">Suitability score<text:tab/>15</text:p>
          <text:p text:style-name="P30">Motion JPEG 2000<text:tab/>15</text:p>
          <text:p text:style-name="P31">Technical details<text:tab/>16</text:p>
          <text:p text:style-name="P31">Format requirements<text:tab/>16</text:p>
          <text:p text:style-name="P32">Community developed<text:tab/>16</text:p>
          <text:p text:style-name="P32">Multiple implementations<text:tab/>16</text:p>
          <text:p text:style-name="P32">Openly specified<text:tab/>16</text:p>
          <text:p text:style-name="P32">Patent and royalty free<text:tab/>16</text:p>
          <text:p text:style-name="P31">Suitability score<text:tab/>16</text:p>
          <text:p text:style-name="P29">Recommended Video Codec<text:tab/>17</text:p>
          <text:p text:style-name="P28">Lossless Audio Options<text:tab/>17</text:p>
          <text:p text:style-name="P29">Open Lossless audio options<text:tab/>18</text:p>
          <text:p text:style-name="P29">Recommended Audio<text:tab/>18</text:p>
          <text:p text:style-name="P28">Container options<text:tab/>18</text:p>
          <text:p text:style-name="P29">Open Container Options<text:tab/>19</text:p>
          <text:p text:style-name="P28">Assessing Format Requirements Suitability<text:tab/>20</text:p>
          <text:p text:style-name="P27">Alternate options<text:tab/>20</text:p>
          <text:p text:style-name="P27">Test cases<text:tab/>21</text:p>
          <text:p text:style-name="P27">Summary<text:tab/>21</text:p>
          <text:p text:style-name="P27">Recommendation<text:tab/>21</text:p>
          <text:p text:style-name="P28">Video<text:tab/>21</text:p>
          <text:p text:style-name="P28">Audio<text:tab/>21</text:p>
          <text:p text:style-name="P28">Container<text:tab/>21</text:p>
        </text:index-body>
      </text:table-of-content>
      <text:p text:style-name="Text_20_body"/>
      <text:h text:style-name="P25"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called the frame rate (generally 25 per second) to create the moving picture.<text:note text:id="ftn1"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2"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3"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3">The container</text:span><text:span text:style-name="T3"><text:note text:id="ftn4"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3"> is a meta-file format (such as Ogg</text:span><text:span text:style-name="T3"><text:note text:id="ftn5" text:note-class="footnote"><text:note-citation>5</text:note-citation><text:note-body><text:p text:style-name="Footnote"><text:a xlink:type="simple" xlink:href="http://xiph.org/ogg/">http://xiph.org/ogg/</text:a></text:p></text:note-body></text:note></text:span><text:span text:style-name="T3">) which </text:span>describes how data (video and audio streams), as well as meta-data are stored (<text:span text:style-name="T4">not</text:span> coded). It wraps <text:span text:style-name="T3">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n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text:soft-page-break/>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is format in the future, by avoiding vendor lock-in and other detrimental issues such as software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includes four guidelines. Each of these aspects plays an important role in ensuring that data will be accessible long term. Any format which is chosen should pass each of these requirements.</text:p>
      <text:p text:style-name="P2"/>
      <text:p text:style-name="Standard">The digital preservation guidelines for selecting a suitable format require it to; be community developed, have multiple implementations, be openly specified and be patent and royalty free.</text:p>
      <text:h text:style-name="Heading_20_3" text:outline-level="3">Community developed</text:h>
      <text:p text:style-name="Standard">A data format should not be developed and/or controlled by a single commercial entity. <text:s/>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Multiple implementations</text:h>
      <text:p text:style-name="Standard">Having the most open data format in existence is less than ideal in the preservation space if there are no implementations of the format. A format should be supported via multiple software <text:soft-page-break/>implementations, on a variety of platforms. These implementations should ideally be free (libre) software<text:note text:id="ftn6"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Although it does not need to be a standard approved by the International Organisation for Standardisation<text:note text:id="ftn8" text:note-class="footnote"><text:note-citation>8</text:note-citation><text:note-body><text:p text:style-name="Footnote"><text:a xlink:type="simple" xlink:href="http://www.iso.org/">http://www.iso.org</text:a></text:p></text:note-body></text:note> (ISO), being so should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9</text:note-citation><text:note-body><text:p text:style-name="Footnote"><text:a xlink:type="simple" xlink:href="http://en.wikipedia.org/wiki/Software_patent">http://en.wikipedia.org/wiki/Software_patent</text:a></text:p></text:note-body></text:note></text:span><text:span text:style-name="T3"> pose a risk to the records held by NAA because it opens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10</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Video Specific Requirements</text:h>
      <text:p text:style-name="P2">NAA has certain requirements for the video format as it will also be used for long term preservation of digitised data, not just born digital.</text:p>
      <text:p text:style-name="P2"><text:line-break/>These include:</text:p>
      <text:list xml:id="list137138937" text:style-name="L1">
        <text:list-item>
          <text:p text:style-name="P18">There must be no loss of information.</text:p>
        </text:list-item>
        <text:list-item>
          <text:p text:style-name="P16"><text:span text:style-name="T3">It must preserve the correct colour-space</text:span><text:span text:style-name="T3"><text:note text:id="ftn11" text:note-class="footnote"><text:note-citation>11</text:note-citation><text:note-body><text:p text:style-name="Footnote"><text:a xlink:type="simple" xlink:href="http://en.wikipedia.org/wiki/Color-space">http://en.wikipedia.org/wiki/Color-space</text:a></text:p></text:note-body></text:note></text:span><text:span text:style-name="T3"> (</text:span>RGB24, RGB32, RGBA, YUY2, and YV12?<text:span text:style-name="T3">).</text:span></text:p>
        </text:list-item>
        <text:list-item>
          <text:p text:style-name="P18">The required frame rate must be preserved.</text:p>
        </text:list-item>
        <text:list-item>
          <text:p text:style-name="P18">The original resolution must be maintained.</text:p>
        </text:list-item>
      </text:list>
      <text:list xml:id="list468098713" text:style-name="L2">
        <text:list-item>
          <text:p text:style-name="P19">Metadata?</text:p>
        </text:list-item>
        <text:list-item>
          <text:p text:style-name="P19">Bitrate?</text:p>
        </text:list-item>
      </text:list>
      <text:p text:style-name="P2"/>
      <text:h text:style-name="Heading_20_3" text:outline-level="3">Colour-space</text:h>
      <text:p text:style-name="P3">Colour-space conversions can cause rounding errors, introducing data loss, contrary to the ideal of lossless video compression. As such, maintaining the same colour-space as the original file may be important.</text:p>
      <text:h text:style-name="Heading_20_3" text:outline-level="3"><text:soft-page-break/>Compression</text:h>
      <text:p text:style-name="P2">Compression<text:note text:id="ftn12" text:note-class="footnote"><text:note-citation>12</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3" text:note-class="footnote"><text:note-citation>13</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4" text:note-class="footnote"><text:note-citation>14</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p text:style-name="P2"/>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5" text:note-class="footnote"><text:note-citation>15</text:note-citation><text:note-body><text:p text:style-name="Footnote"><text:a xlink:type="simple" xlink:href="http://en.wikipedia.org/wiki/Codec">http://en.wikipedia.org/wiki/Codec</text:a></text:p></text:note-body></text:note> is different to the file format<text:note text:id="ftn16" text:note-class="footnote"><text:note-citation>16</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text:soft-page-break/>such as <text:span text:style-name="T2">.avi</text:span>. However, this has <text:span text:style-name="T5">absolutely no bearing</text:span> on the format of the encoded video or audio streams.</text:p>
      <text:p text:style-name="Text_20_body"/>
      <text:p text:style-name="Text_20_body">The individual video stream itself is encoded in a specific file format (such as Theora), which might include various types of compression<text:note text:id="ftn17" text:note-class="footnote"><text:note-citation>17</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8" text:note-class="footnote"><text:note-citation>18</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codecs which implement the Theora standard, such as FFmpeg<text:note text:id="ftn19" text:note-class="footnote"><text:note-citation>19</text:note-citation><text:note-body><text:p text:style-name="Footnote"><text:a xlink:type="simple" xlink:href="http://en.wikipedia.org/wiki/Ffmpeg">http://en.wikipedia.org/wiki/Ffmpeg</text:a></text:p></text:note-body></text:note> and Mencoder<text:note text:id="ftn20" text:note-class="footnote"><text:note-citation>20</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9"/></text:span></text:p>
      <text:p text:style-name="Text_20_body"><text:span text:style-name="Teletype"><text:span text:style-name="T9">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9"/></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h text:style-name="Heading_20_1" text:outline-level="1">Options</text:h>
      <text:h text:style-name="Heading_20_2" text:outline-level="2">Lossless Video Options</text:h>
      <text:p text:style-name="P2">There are a number of lossless video file formats in existence, however not all of these will meet our requirements.</text:p>
      <text:p text:style-name="Standard"/>
      <text:list xml:id="list1691181240" text:style-name="L3">
        <text:list-item>
          <text:p text:style-name="P21">Alparysoft (codec?)</text:p>
        </text:list-item>
        <text:list-item>
          <text:p text:style-name="P21">ArithYuv (codec?)</text:p>
        </text:list-item>
        <text:list-item>
          <text:p text:style-name="P21">AVIzlib</text:p>
        </text:list-item>
        <text:list-item>
          <text:p text:style-name="P21">CamStudio GZIP</text:p>
        </text:list-item>
        <text:list-item>
          <text:p text:style-name="P21"><text:soft-page-break/>CorePNG</text:p>
        </text:list-item>
        <text:list-item>
          <text:p text:style-name="P21">Dirac<text:note text:id="ftn21" text:note-class="footnote"><text:note-citation>21</text:note-citation><text:note-body><text:p text:style-name="Footnote"><text:a xlink:type="simple" xlink:href="http://en.wikipedia.org/wiki/Dirac_%28codec%29">http://en.wikipedia.org/wiki/Dirac_%28codec%29</text:a></text:p></text:note-body></text:note></text:p>
        </text:list-item>
        <text:list-item>
          <text:p text:style-name="P21">FastCodec</text:p>
        </text:list-item>
        <text:list-item>
          <text:p text:style-name="P21">FFV1<text:note text:id="ftn22" text:note-class="footnote"><text:note-citation>22</text:note-citation><text:note-body><text:p text:style-name="Footnote"><text:a xlink:type="simple" xlink:href="http://en.wikipedia.org/wiki/FFV1">http://en.wikipedia.org/wiki/FFV1</text:a></text:p></text:note-body></text:note> (FF video codec 1)</text:p>
        </text:list-item>
        <text:list-item>
          <text:p text:style-name="P21">H.264<text:note text:id="ftn23" text:note-class="footnote"><text:note-citation>23</text:note-citation><text:note-body><text:p text:style-name="Footnote"><text:a xlink:type="simple" xlink:href="http://en.wikipedia.org/wiki/H.264">http://en.wikipedia.org/wiki/H.264</text:a></text:p></text:note-body></text:note> (MPEG-4 part 10)</text:p>
        </text:list-item>
        <text:list-item>
          <text:p text:style-name="P21">Huffyuv<text:note text:id="ftn24" text:note-class="footnote"><text:note-citation>24</text:note-citation><text:note-body><text:p text:style-name="Footnote"><text:a xlink:type="simple" xlink:href="http://en.wikipedia.org/wiki/Huffyuv">http://en.wikipedia.org/wiki/Huffyuv</text:a></text:p></text:note-body></text:note> (codec)</text:p>
        </text:list-item>
        <text:list-item>
          <text:p text:style-name="P21">Lagarith<text:note text:id="ftn25" text:note-class="footnote"><text:note-citation>25</text:note-citation><text:note-body><text:p text:style-name="Footnote"><text:a xlink:type="simple" xlink:href="http://en.wikipedia.org/wiki/Lagarith">http://en.wikipedia.org/wiki/Lagarith</text:a></text:p></text:note-body></text:note> (codec - improved fork of Huffyuv)</text:p>
        </text:list-item>
        <text:list-item>
          <text:p text:style-name="P21">LCL</text:p>
        </text:list-item>
        <text:list-item>
          <text:p text:style-name="P21">LOCO</text:p>
        </text:list-item>
        <text:list-item>
          <text:p text:style-name="P21">LZO</text:p>
        </text:list-item>
        <text:list-item>
          <text:p text:style-name="P21">Motion JPEG 2000<text:note text:id="ftn26" text:note-class="footnote"><text:note-citation>26</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1">MSU Lossless<text:note text:id="ftn27" text:note-class="footnote"><text:note-citation>27</text:note-citation><text:note-body><text:p text:style-name="Footnote"><text:a xlink:type="simple" xlink:href="http://en.wikipedia.org/wiki/MSU_Lossless_Video_Codec">http://en.wikipedia.org/wiki/MSU_Lossless_Video_Codec</text:a></text:p></text:note-body></text:note></text:p>
        </text:list-item>
        <text:list-item>
          <text:p text:style-name="P21">PICVideo</text:p>
        </text:list-item>
        <text:list-item>
          <text:p text:style-name="P21">SheerVideo<text:note text:id="ftn28" text:note-class="footnote"><text:note-citation>28</text:note-citation><text:note-body><text:p text:style-name="Footnote"><text:a xlink:type="simple" xlink:href="http://en.wikipedia.org/wiki/SheerVideo">http://en.wikipedia.org/wiki/SheerVideo</text:a></text:p></text:note-body></text:note></text:p>
        </text:list-item>
        <text:list-item>
          <text:p text:style-name="P21">Snow (codec)</text:p>
        </text:list-item>
        <text:list-item>
          <text:p text:style-name="P21">YULS (codec)</text:p>
        </text:list-item>
        <text:list-item>
          <text:p text:style-name="P21">Uncompressed RGB</text:p>
        </text:list-item>
        <text:list-item>
          <text:p text:style-name="P21">Uncompressed YUV</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331910302" text:continue-numbering="true" text:style-name="L3">
        <text:list-item>
          <text:p text:style-name="P21">Dirac</text:p>
        </text:list-item>
        <text:list-item>
          <text:p text:style-name="P21">FFV1</text:p>
        </text:list-item>
        <text:list-item>
          <text:p text:style-name="P21">H.264</text:p>
        </text:list-item>
        <text:list-item>
          <text:p text:style-name="P21">Huffyuv</text:p>
        </text:list-item>
        <text:list-item>
          <text:p text:style-name="P21">Lagarith</text:p>
        </text:list-item>
        <text:list-item>
          <text:p text:style-name="P21">Motion JPEG 2000</text:p>
        </text:list-item>
        <text:list-item>
          <text:p text:style-name="P21">Uncompressed RGB</text:p>
        </text:list-item>
        <text:list-item>
          <text:p text:style-name="P21">Uncompressed YUV</text:p>
        </text:list-item>
      </text:list>
      <text:h text:style-name="Heading_20_3" text:outline-level="3"><text:soft-page-break/>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29" text:note-class="footnote"><text:note-citation>29</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text:p>
      <text:p text:style-name="Text_20_body">Bitrate – unlimited</text:p>
      <text:p text:style-name="Text_20_body">Resolution – unlimited</text:p>
      <text:p text:style-name="P3">Colourspaces – I420, IYUV, 422P and 444P</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0" text:note-class="footnote"><text:note-citation>30</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1" text:note-class="footnote"><text:note-citation>31</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2" text:note-class="footnote"><text:note-citation>32</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33" text:note-class="footnote"><text:note-citation>33</text:note-citation><text:note-body><text:p text:style-name="Footnote"><text:a xlink:type="simple" xlink:href="http://code.google.com/p/google-summer-of-code-2008-dirac/">http://code.google.com/p/google-summer-of-code-2008-dirac/</text:a></text:p></text:note-body></text:note> Mono/.NET<text:note text:id="ftn34" text:note-class="footnote"><text:note-citation>34</text:note-citation><text:note-body><text:p text:style-name="Footnote"><text:a xlink:type="simple" xlink:href="http://www.mono-project.com/StudentProjects#Dirac_Support">http://www.mono-project.com/StudentProjects#Dirac_Support</text:a></text:p></text:note-body></text:note> and VHDL<text:note text:id="ftn35" text:note-class="footnote"><text:note-citation>35</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6" text:note-class="footnote"><text:note-citation>36</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37" text:note-class="footnote"><text:note-citation>37</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text:soft-page-break/>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38" text:note-class="footnote"><text:note-citation>38</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39" text:note-class="footnote"><text:note-citation>39</text:note-citation><text:note-body><text:p text:style-name="Footnote"><text:a xlink:type="simple" xlink:href="http://www.smpte.org/">http://www.smpte.org</text:a></text:p></text:note-body></text:note> (SMPTE). Several documents exist<text:note text:id="ftn40" text:note-class="footnote"><text:note-citation>40</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1" text:note-class="footnote"><text:note-citation>41</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7">vi</text:span><text:span text:style-name="T8">olating any existing patents, stating</text:span><text:span text:style-name="T8"><text:note text:id="ftn42" text:note-class="footnote"><text:note-citation>42</text:note-citation><text:note-body><text:p text:style-name="Footnote"><text:a xlink:type="simple" xlink:href="http://lwn.net/Articles/272973/">http://lwn.net/Articles/272973/</text:a></text:p></text:note-body></text:note></text:span><text:span text:style-name="T8">:</text:span></text:p>
      <text:p text:style-name="P4">“If there are any basic patents on arithmetic coding they have already expired or will do so soon. But, actually, we don’t think there are patents on the basic concept of arithmetic coding. The patents that do exist are on practical implementations and optimisations.”</text:p>
      <text:p text:style-name="Text_20_body"/>
      <text:p text:style-name="Text_20_body">Indeed, most patents have also expired in 1998. Further to this, the BBC guarantees to work around any patent issue that might arise<text:note text:id="ftn43" text:note-class="footnote"><text:note-citation>43</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4" text:note-class="footnote"><text:note-citation>44</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5" text:note-class="footnote"><text:note-citation>45</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6" text:note-class="footnote"><text:note-citation>46</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47" text:note-class="footnote"><text:note-citation>47</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h text:style-name="Heading_20_4" text:outline-level="4">FFV1</text:h>
      <text:p text:style-name="Text_20_body">FFV1 is an openly specified lossless intra-frame video format. It can use either variable length coding<text:note text:id="ftn48" text:note-class="footnote"><text:note-citation>48</text:note-citation><text:note-body><text:p text:style-name="Footnote"><text:a xlink:type="simple" xlink:href="http://en.wikipedia.org/wiki/Variable_length_coding">http://en.wikipedia.org/wiki/Variable_length_coding</text:a></text:p></text:note-body></text:note> or arithmetic coding<text:note text:id="ftn49" text:note-class="footnote"><text:note-citation>49</text:note-citation><text:note-body><text:p text:style-name="Footnote"><text:a xlink:type="simple" xlink:href="http://en.wikipedia.org/wiki/Arithmetic_coding">http://en.wikipedia.org/wiki/Arithmetic_coding</text:a></text:p></text:note-body></text:note> for entropy coding<text:note text:id="ftn50" text:note-class="footnote"><text:note-citation>50</text:note-citation><text:note-body><text:p text:style-name="Footnote"><text:a xlink:type="simple" xlink:href="http://en.wikipedia.org/wiki/Entropy_coding">http://en.wikipedia.org/wiki/Entropy_coding</text:a></text:p></text:note-body></text:note>.</text:p>
      <text:h text:style-name="Heading_20_5" text:outline-level="5"><text:soft-page-break/>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51" text:note-class="footnote"><text:note-citation>51</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2" text:note-class="footnote"><text:note-citation>52</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3" text:note-class="footnote"><text:note-citation>53</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text:soft-page-break/>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4" text:note-class="footnote"><text:note-citation>54</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55" text:note-class="footnote"><text:note-citation>55</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6" text:note-class="footnote"><text:note-citation>56</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57" text:note-class="footnote"><text:note-citation>57</text:note-citation><text:note-body><text:p text:style-name="Footnote"><text:a xlink:type="simple" xlink:href="http://www.itu.int/rec/T-REC-H.264">http://www.itu.int/rec/T-REC-H.264</text:a></text:p></text:note-body></text:note> specification, and the other as ISO/IEC MPEG-4 standard 14496-10<text:note text:id="ftn58" text:note-class="footnote"><text:note-citation>58</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59" text:note-class="footnote"><text:note-citation>59</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0" text:note-class="footnote"><text:note-citation>60</text:note-citation><text:note-body><text:p text:style-name="Footnote"><text:a xlink:type="simple" xlink:href="http://www.mpegla.com/main/programs/AVC/Pages/Intro.aspx">http://www.mpegla.com/main/programs/AVC/Pages/Intro.aspx</text:a></text:p></text:note-body></text:note>, included even the baseline<text:note text:id="ftn61" text:note-class="footnote"><text:note-citation>61</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 although the majority of patents expire in 2028.<text:note text:id="ftn62" text:note-class="footnote"><text:note-citation>62</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3" text:note-class="footnote"><text:note-citation>63</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he FFmpeg web page warns<text:note text:id="ftn64" text:note-class="footnote"><text:note-citation>64</text:note-citation><text:note-body><text:p text:style-name="Footnote"><text:a xlink:type="simple" xlink:href="http://ffmpeg.org/legal.html">http://ffmpeg.org/legal.html</text:a></text:p></text:note-body></text:note> that use of H.264 may violate patents.</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h text:style-name="Heading_20_4" text:outline-level="4"><text:soft-page-break/>Huffyuv</text:h>
      <text:p text:style-name="Text_20_body">Huffyuv is a highly regarded lossless video codec with great compression, which uses adaptive Huffman encoding.<text:note text:id="ftn65" text:note-class="footnote"><text:note-citation>65</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66" text:note-class="footnote"><text:note-citation>66</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67" text:note-class="footnote"><text:note-citation>67</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h text:style-name="Heading_20_4" text:outline-level="4">Lagarith</text:h>
      <text:p text:style-name="Text_20_body">Lagarith refers specifically to a codec which was forked from Huffyuv. It compresses video streams of various colour-spaces using various compression techniques (such as arithmetic coding<text:note text:id="ftn68" text:note-class="footnote"><text:note-citation>68</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xt:soft-page-break/>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69" text:note-class="footnote"><text:note-citation>69</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9">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9"><text:note text:id="ftn70" text:note-class="footnote"><text:note-citation>70</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71" text:note-class="footnote"><text:note-citation>71</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text:a xlink:type="simple" xlink:href="http://en.wikipedia.org/wiki/MPEG-4">MPEG-4</text:a>, <text:a xlink:type="simple" xlink:href="http://en.wikipedia.org/wiki/WMV">WMV</text:a>, and <text:a xlink:type="simple" xlink:href="http://en.wikipedia.org/wiki/DivX">DivX</text:a>, Motion JPEG 2000 does not employ temporal or inter-frame compression. Instead, each frame is an independent entity encoded by either a lossy or lossless variant of JPEG 2000 (naturally NAA would use lossless).</text:p>
      <text:h text:style-name="Heading_20_5" text:outline-level="5"><text:soft-page-break/>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Community developed</text:h>
      <text:p text:style-name="Text_20_body">The Motion JPEG 2000 specification is covered in part three of the JPEG 2000 specification. As such, it was developed by the Joint Photographic Experts Group.<text:note text:id="ftn72" text:note-class="footnote"><text:note-citation>72</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3" text:note-class="footnote"><text:note-citation>73</text:note-citation><text:note-body><text:p text:style-name="Footnote"><text:a xlink:type="simple" xlink:href="http://www.itu.int/rec/T-REC-T.802">http://www.itu.int/rec/T-REC-T.802</text:a></text:p></text:note-body></text:note> specification, and the other as ISO/IEC 15444-3.<text:note text:id="ftn74" text:note-class="footnote"><text:note-citation>74</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75" text:note-class="footnote"><text:note-citation>75</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2000 will use. Even so, the core coding system is made a the JPEG committee has stated that undeclared and obscure submarine patents may still present a hazard.</text:span><text:span text:style-name="T3"><text:note text:id="ftn76" text:note-class="footnote"><text:note-citation>76</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e no patent or licensing claims,</text:span><text:span text:style-name="T3"><text:note text:id="ftn77" text:note-class="footnote"><text:note-citation>77</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78" text:note-class="footnote"><text:note-citation>78</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ext:soft-page-break/>The issues surrounding patents is perhaps the only major concern in regards to the use of Motion JPEG 2000 as a long term digital preservation format. Otherwise, it is a well specified, widely supported lossless video data format with multiple implementations.</text:p>
      <text:h text:style-name="Heading_20_3" text:outline-level="3">Recommended Video Codec</text:h>
      <text:p text:style-name="Text_20_body">The video format which best meets all of the NAA criteria for a long term digital preservation format is...</text:p>
      <text:p text:style-name="Text_20_body"/>
      <text:p text:style-name="Text_20_body">Performance comparison of lossless formats.</text:p>
      <text:p text:style-name="Text_20_body"><text:a xlink:type="simple" xlink:href="http://compression.ru/video/codec_comparison/lossless_codecs_2007_en.html">http://compression.ru/video/codec_comparison/lossless_codecs_2007_en.html</text:a></text:p>
      <text:h text:style-name="Heading_20_2" text:outline-level="2">Lossless Audio Options</text:h>
      <text:p text:style-name="P2">The NAA has already chosen a data format for the preservation of audio, namely FLAC<text:note text:id="ftn79" text:note-class="footnote"><text:note-citation>79</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 audio codecs available, however not all of these will meet our format requirements.</text:p>
      <text:p text:style-name="P2"/>
      <text:list xml:id="list338443565" text:style-name="L4">
        <text:list-item>
          <text:p text:style-name="P24">AIFF<text:note text:id="ftn80" text:note-class="footnote"><text:note-citation>80</text:note-citation><text:note-body><text:p text:style-name="Footnote"><text:a xlink:type="simple" xlink:href="http://en.wikipedia.org/wiki/AIFF">http://en.wikipedia.org/wiki/AIFF</text:a></text:p></text:note-body></text:note></text:p>
        </text:list-item>
        <text:list-item>
          <text:p text:style-name="P24">Apple Lossless – ALAC (Apple Lossless Audio Codec)</text:p>
        </text:list-item>
        <text:list-item>
          <text:p text:style-name="P24">apt-X Lossless</text:p>
        </text:list-item>
        <text:list-item>
          <text:p text:style-name="P24">ATRAC Advanced Lossless</text:p>
        </text:list-item>
        <text:list-item>
          <text:p text:style-name="P24">AU<text:note text:id="ftn81" text:note-class="footnote"><text:note-citation>81</text:note-citation><text:note-body><text:p text:style-name="Footnote"><text:a xlink:type="simple" xlink:href="http://en.wikipedia.org/wiki/Au_file_format">http://en.wikipedia.org/wiki/Au_file_format</text:a></text:p></text:note-body></text:note></text:p>
        </text:list-item>
        <text:list-item>
          <text:p text:style-name="P24">Audio Lossless Coding – also known as MPEG-4 ALS</text:p>
        </text:list-item>
        <text:list-item>
          <text:p text:style-name="P24">Direct Stream Transfer – DST</text:p>
        </text:list-item>
        <text:list-item>
          <text:p text:style-name="P24">Dolby TrueHD</text:p>
        </text:list-item>
        <text:list-item>
          <text:p text:style-name="P24">DTS-HD Master Audio</text:p>
        </text:list-item>
        <text:list-item>
          <text:p text:style-name="P24">Free Lossless Audio Codec – FLAC</text:p>
        </text:list-item>
        <text:list-item>
          <text:p text:style-name="P24">Lossless Audio (LA)</text:p>
        </text:list-item>
        <text:list-item>
          <text:p text:style-name="P24">Lossless Predictive Audio Compression</text:p>
        </text:list-item>
        <text:list-item>
          <text:p text:style-name="P24">Meridian Lossless Packing – MLP</text:p>
        </text:list-item>
        <text:list-item>
          <text:p text:style-name="P24">MPEG-4 Audio Lossless Encoding (MPEG-4 ALS)</text:p>
        </text:list-item>
        <text:list-item>
          <text:p text:style-name="P24">MPEG-4 MPEG-4 Scalable Lossless Encoding (MPEG-4 SLS also used in HD-AAC)</text:p>
        </text:list-item>
        <text:list-item>
          <text:p text:style-name="P24">Monkey's Audio – Monkey's Audio APE</text:p>
        </text:list-item>
        <text:list-item>
          <text:p text:style-name="P24">OptimFROG</text:p>
        </text:list-item>
        <text:list-item>
          <text:p text:style-name="P24">PCM</text:p>
        </text:list-item>
        <text:list-item>
          <text:p text:style-name="P24"><text:soft-page-break/>RealPlayer – RealAudio Lossless</text:p>
        </text:list-item>
        <text:list-item>
          <text:p text:style-name="P24">Shorten – SHN</text:p>
        </text:list-item>
        <text:list-item>
          <text:p text:style-name="P24">TTA – True Audio Lossless</text:p>
        </text:list-item>
        <text:list-item>
          <text:p text:style-name="P24">WAV/WAVE<text:note text:id="ftn82" text:note-class="footnote"><text:note-citation>82</text:note-citation><text:note-body><text:p text:style-name="Footnote"><text:a xlink:type="simple" xlink:href="http://en.wikipedia.org/wiki/WAV">http://en.wikipedia.org/wiki/WAV</text:a></text:p></text:note-body></text:note> (Waveform Audio File Format)</text:p>
        </text:list-item>
        <text:list-item>
          <text:p text:style-name="P24">WavPack – WavPack lossless</text:p>
        </text:list-item>
        <text:list-item>
          <text:p text:style-name="P24">WMA Lossless – Windows Media Lossless</text:p>
        </text:list-item>
      </text:list>
      <text:p text:style-name="Text_20_body"/>
      <text:h text:style-name="Heading_20_3" text:outline-level="3">Open Lossless audio options</text:h>
      <text:p text:style-name="Standard">Research suggests that only a handful of these are openly specified, including:</text:p>
      <text:p text:style-name="Standard"/>
      <text:list xml:id="list1521911931" text:continue-list="list331910302" text:style-name="L3">
        <text:list-item>
          <text:p text:style-name="P21">FLAC</text:p>
        </text:list-item>
        <text:list-item>
          <text:p text:style-name="P21">TTA</text:p>
        </text:list-item>
        <text:list-item>
          <text:p text:style-name="P21">WAV</text:p>
        </text:list-item>
        <text:list-item>
          <text:p text:style-name="P21">WavPack</text:p>
        </text:list-item>
      </text:list>
      <text:h text:style-name="Heading_20_3" text:outline-level="3">Recommended Audio</text:h>
      <text:p text:style-name="Text_20_body">The NAA should continue to support the FLAC format as the audio stream within video. This will, however, depend on the video and container formats chosen.</text:p>
      <text:h text:style-name="Heading_20_2" text:outline-level="2">Container options</text:h>
      <text:p text:style-name="Text_20_body">Some container formats are based on the ISO base media file format<text:note text:id="ftn83" text:note-class="footnote"><text:note-citation>83</text:note-citation><text:note-body><text:p text:style-name="Footnote"><text:a xlink:type="simple" xlink:href="http://en.wikipedia.org/wiki/ISO_base_media_file_format">http://en.wikipedia.org/wiki/ISO_base_media_file_format</text:a></text:p></text:note-body></text:note> (ISO/IEC 14496-12) which is known as MPEG-4 Part 12<text:note text:id="ftn84" text:note-class="footnote"><text:note-citation>84</text:note-citation><text:note-body><text:p text:style-name="Footnote"><text:a xlink:type="simple" xlink:href="http://en.wikipedia.org/wiki/MPEG-4_Part_12">http://en.wikipedia.org/wiki/MPEG-4_Part_12</text:a></text:p></text:note-body></text:note> (MP4 version 1) and was directly based on Apple's Quicktime container format<text:note text:id="ftn85" text:note-class="footnote"><text:note-citation>85</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86" text:note-class="footnote"><text:note-citation>86</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file format for JPEG2000 Part 12 (ISO/IEC 15444-12) is exactly the same standard as MP4.</text:p>
      <text:p text:style-name="Text_20_body"/>
      <text:p text:style-name="Text_20_body">The MP4<text:note text:id="ftn87" text:note-class="footnote"><text:note-citation>87</text:note-citation><text:note-body><text:p text:style-name="Footnote"><text:a xlink:type="simple" xlink:href="http://en.wikipedia.org/wiki/MP4">http://en.wikipedia.org/wiki/MP4</text:a></text:p></text:note-body></text:note> version 2 format (ISO/IEC 14496-14) is part of MPEG-4 Part 14<text:note text:id="ftn88" text:note-class="footnote"><text:note-citation>88</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text:soft-page-break/></text:p>
      <text:p text:style-name="Text_20_body">MOV -&gt; MP4 version 1 -&gt; ISO base media file format -&gt; Others<text:note text:id="ftn89" text:note-class="footnote"><text:note-citation>89</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Text_20_body"/>
      <text:list xml:id="list423478594" text:continue-numbering="true" text:style-name="L3">
        <text:list-item>
          <text:p text:style-name="P21">3GP/3G2 (ISO base media file format)</text:p>
        </text:list-item>
        <text:list-item>
          <text:p text:style-name="P21">ASF - Advanced Systems Format (Microsoft)</text:p>
        </text:list-item>
        <text:list-item>
          <text:p text:style-name="P23">AVI - Audio Video Interleave (Microsoft)</text:p>
        </text:list-item>
        <text:list-item>
          <text:p text:style-name="P21">DIVX/DMF<text:note text:id="ftn90" text:note-class="footnote"><text:note-citation>90</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1">F4V</text:p>
        </text:list-item>
        <text:list-item>
          <text:p text:style-name="P21">FLV<text:note text:id="ftn91" text:note-class="footnote"><text:note-citation>91</text:note-citation><text:note-body><text:p text:style-name="Footnote"><text:a xlink:type="simple" xlink:href="http://en.wikipedia.org/wiki/Flash_Video">http://en.wikipedia.org/wiki/Flash_Video</text:a></text:p></text:note-body></text:note> – Flash Video</text:p>
        </text:list-item>
        <text:list-item>
          <text:p text:style-name="P21">GFX<text:note text:id="ftn92" text:note-class="footnote"><text:note-citation>92</text:note-citation><text:note-body><text:p text:style-name="Footnote"><text:a xlink:type="simple" xlink:href="http://en.wikipedia.org/wiki/GXF">http://en.wikipedia.org/wiki/GXF</text:a></text:p></text:note-body></text:note> – General Exchange Format</text:p>
        </text:list-item>
        <text:list-item>
          <text:p text:style-name="P21">MKV<text:note text:id="ftn93" text:note-class="footnote"><text:note-citation>93</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21">MJ2</text:p>
        </text:list-item>
        <text:list-item>
          <text:p text:style-name="P21">MOV/QT - Quicktime</text:p>
        </text:list-item>
        <text:list-item>
          <text:p text:style-name="P21">MP4 (ISO base media file format)<text:note text:id="ftn94" text:note-class="footnote"><text:note-citation>94</text:note-citation><text:note-body><text:p text:style-name="Footnote"><text:a xlink:type="simple" xlink:href="http://www.mp4ra.org/specs.html">http://www.mp4ra.org/specs.html</text:a></text:p></text:note-body></text:note></text:p>
        </text:list-item>
        <text:list-item>
          <text:p text:style-name="P21">MPEG</text:p>
        </text:list-item>
        <text:list-item>
          <text:p text:style-name="P21">MXF – Material Exchange Format</text:p>
        </text:list-item>
        <text:list-item>
          <text:p text:style-name="P21">Ogg<text:note text:id="ftn95" text:note-class="footnote"><text:note-citation>95</text:note-citation><text:note-body><text:p text:style-name="Footnote"><text:a xlink:type="simple" xlink:href="http://xiph.org/ogg/">http://xiph.org/ogg/</text:a></text:p></text:note-body></text:note></text:p>
        </text:list-item>
        <text:list-item>
          <text:p text:style-name="P21">RM - RealMedia</text:p>
        </text:list-item>
        <text:list-item>
          <text:p text:style-name="P21">WMA</text:p>
        </text:list-item>
        <text:list-item>
          <text:p text:style-name="P21">WMV</text:p>
        </text:list-item>
      </text:list>
      <text:h text:style-name="Heading_20_3" text:outline-level="3">Open Container Options</text:h>
      <text:p text:style-name="Standard">Research suggests that only a handful of these are openly specified, including:</text:p>
      <text:p text:style-name="Standard"/>
      <text:list xml:id="list287202692" text:continue-numbering="true" text:style-name="L3">
        <text:list-item>
          <text:p text:style-name="P21">FLV</text:p>
        </text:list-item>
        <text:list-item>
          <text:p text:style-name="P21">GXF<text:note text:id="ftn96" text:note-class="footnote"><text:note-citation>96</text:note-citation><text:note-body><text:p text:style-name="Footnote"><text:a xlink:type="simple" xlink:href="http://www.ebu.ch/en/technical/trev/trev_291-edge.pdf">http://www.ebu.ch/en/technical/trev/trev_291-edge.pdf</text:a></text:p></text:note-body></text:note></text:p>
        </text:list-item>
        <text:list-item>
          <text:p text:style-name="P21">MKV<text:note text:id="ftn97" text:note-class="footnote"><text:note-citation>97</text:note-citation><text:note-body><text:p text:style-name="Footnote"><text:a xlink:type="simple" xlink:href="http://matroska.org/technical/specs/index.html">http://matroska.org/technical/specs/index.html</text:a></text:p></text:note-body></text:note></text:p>
        </text:list-item>
        <text:list-item>
          <text:p text:style-name="P21"><text:soft-page-break/>MJ2</text:p>
        </text:list-item>
        <text:list-item>
          <text:p text:style-name="P21">MP4</text:p>
        </text:list-item>
        <text:list-item>
          <text:p text:style-name="P21">MXF<text:note text:id="ftn98" text:note-class="footnote"><text:note-citation>98</text:note-citation><text:note-body><text:p text:style-name="Footnote"><text:a xlink:type="simple" xlink:href="http://www.smpte.org/smpte_store/standards/">http://www.smpte.org/smpte_store/standards/</text:a></text:p></text:note-body></text:note></text:p>
        </text:list-item>
        <text:list-item>
          <text:p text:style-name="P21">NUT</text:p>
        </text:list-item>
        <text:list-item>
          <text:p text:style-name="P21">Ogg<text:note text:id="ftn99" text:note-class="footnote"><text:note-citation>99</text:note-citation><text:note-body><text:p text:style-name="Footnote"><text:a xlink:type="simple" xlink:href="http://xiph.org/ogg/doc/">http://xiph.org/ogg/doc/</text:a></text:p></text:note-body></text:note></text:p>
        </text:list-item>
      </text:list>
      <text:p text:style-name="Text_20_body"/>
      <text:p text:style-name="Text_20_body">Of these, only Ogg and Matroska support FLAC audio files, and only Ogg supports Dirac.</text:p>
      <text:h text:style-name="Heading_20_2" text:outline-level="2">Assessing Format Requirements Suitability</text:h>
      <text:p text:style-name="Text_20_body">The following table summarises the suitability of the selected video formats against digital preservation requirements.</text:p>
      <table:table table:name="Video-format" table:style-name="Video-format">
        <table:table-column table:style-name="Video-format.A"/>
        <table:table-column table:style-name="Video-format.B"/>
        <table:table-column table:style-name="Video-format.C"/>
        <table:table-column table:style-name="Video-format.D"/>
        <table:table-column table:style-name="Video-format.E"/>
        <table:table-column table:style-name="Video-format.F"/>
        <table:table-column table:style-name="Video-format.G"/>
        <table:table-row>
          <table:table-cell table:style-name="Video-format.A1" office:value-type="string">
            <text:p text:style-name="P12"/>
          </table:table-cell>
          <table:table-cell table:style-name="Video-format.A1" office:value-type="string">
            <text:p text:style-name="P12">Dirac</text:p>
          </table:table-cell>
          <table:table-cell table:style-name="Video-format.A1" office:value-type="string">
            <text:p text:style-name="P12">FFV1</text:p>
          </table:table-cell>
          <table:table-cell table:style-name="Video-format.A1" office:value-type="string">
            <text:p text:style-name="P12">H.264</text:p>
          </table:table-cell>
          <table:table-cell table:style-name="Video-format.A1" office:value-type="string">
            <text:p text:style-name="P12">Huffyyuv</text:p>
          </table:table-cell>
          <table:table-cell table:style-name="Video-format.A1" office:value-type="string">
            <text:p text:style-name="P12">Lagarith</text:p>
          </table:table-cell>
          <table:table-cell table:style-name="Video-format.G1" office:value-type="string">
            <text:p text:style-name="P12">MJPEG 2000</text:p>
          </table:table-cell>
        </table:table-row>
        <table:table-row>
          <table:table-cell table:style-name="Video-format.A2" office:value-type="string">
            <text:p text:style-name="P12">Community developed</text:p>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G2" office:value-type="string">
            <text:p text:style-name="P13"/>
          </table:table-cell>
        </table:table-row>
        <table:table-row>
          <table:table-cell table:style-name="Video-format.A2" office:value-type="string">
            <text:p text:style-name="P12">Multiple implementations</text:p>
          </table:table-cell>
          <table:table-cell table:style-name="Video-format.A2" office:value-type="string">
            <text:p text:style-name="P14"/>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5"/>
          </table:table-cell>
          <table:table-cell table:style-name="Video-format.G2" office:value-type="string">
            <text:p text:style-name="P14"/>
          </table:table-cell>
        </table:table-row>
        <table:table-row>
          <table:table-cell table:style-name="Video-format.A2" office:value-type="string">
            <text:p text:style-name="P12">Openly Specified</text:p>
          </table:table-cell>
          <table:table-cell table:style-name="Video-format.A2" office:value-type="string">
            <text:p text:style-name="P14"/>
          </table:table-cell>
          <table:table-cell table:style-name="Video-format.A2" office:value-type="string">
            <text:p text:style-name="P13"/>
          </table:table-cell>
          <table:table-cell table:style-name="Video-format.A2" office:value-type="string">
            <text:p text:style-name="P14"/>
          </table:table-cell>
          <table:table-cell table:style-name="Video-format.A2" office:value-type="string">
            <text:p text:style-name="P13"/>
          </table:table-cell>
          <table:table-cell table:style-name="Video-format.A2" office:value-type="string">
            <text:p text:style-name="P13"/>
          </table:table-cell>
          <table:table-cell table:style-name="Video-format.G2" office:value-type="string">
            <text:p text:style-name="P14"/>
          </table:table-cell>
        </table:table-row>
        <table:table-row>
          <table:table-cell table:style-name="Video-format.A2" office:value-type="string">
            <text:p text:style-name="P12">Patent &amp; royalty free</text:p>
          </table:table-cell>
          <table:table-cell table:style-name="Video-format.A2" office:value-type="string">
            <text:p text:style-name="P14"/>
          </table:table-cell>
          <table:table-cell table:style-name="Video-format.A2" office:value-type="string">
            <text:p text:style-name="P14"/>
          </table:table-cell>
          <table:table-cell table:style-name="Video-format.A2" office:value-type="string">
            <text:p text:style-name="P15"/>
          </table:table-cell>
          <table:table-cell table:style-name="Video-format.A2" office:value-type="string">
            <text:p text:style-name="P14"/>
          </table:table-cell>
          <table:table-cell table:style-name="Video-format.A2" office:value-type="string">
            <text:p text:style-name="P14"/>
          </table:table-cell>
          <table:table-cell table:style-name="Video-format.G2" office:value-type="string">
            <text:p text:style-name="P13"/>
          </table:table-cell>
        </table:table-row>
        <table:table-row>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1"/>
          </table:table-cell>
        </table:table-row>
        <table:table-row>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1"/>
          </table:table-cell>
        </table:table-row>
        <table:table-row>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1"/>
          </table:table-cell>
        </table:table-row>
      </table:table>
      <text:h text:style-name="Heading_20_1" text:outline-level="1">Alternat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1530344903" text:style-name="L5">
        <text:list-item>
          <text:p text:style-name="P20">Looking after just one image format</text:p>
        </text:list-item>
        <text:list-item>
          <text:p text:style-name="P20">No need to continually transcode video to newer versions or alternate formats</text:p>
        </text:list-item>
        <text:list-item>
          <text:p text:style-name="P20">Already lossless</text:p>
        </text:list-item>
        <text:list-item>
          <text:p text:style-name="P20">Each frame stored in its entirety</text:p>
        </text:list-item>
        <text:list-item>
          <text:p text:style-name="P20">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00" text:note-class="footnote"><text:note-citation>100</text:note-citation><text:note-body><text:p text:style-name="Footnote"><text:a xlink:type="simple" xlink:href="http://orange.blender.org/download">http://orange.blender.org/download</text:a></text:p></text:note-body></text:note> and Big Buck Bunny<text:note text:id="ftn101" text:note-class="footnote"><text:note-citation>101</text:note-citation><text:note-body><text:p text:style-name="Footnote"><text:a xlink:type="simple" xlink:href="http://www.bigbuckbunny.org/index.php/download/">http://www.bigbuckbunny.org/index.php/download/</text:a></text:p></text:note-body></text:note>.</text:p>
      <text:p text:style-name="P1"/>
      <text:h text:style-name="Heading_20_1" text:outline-level="1"><text:soft-page-break/>Test cases</text:h>
      <text:p text:style-name="P2">Size of files, etc</text:p>
      <text:h text:style-name="Heading_20_1" text:outline-level="1">Summary</text:h>
      <text:p text:style-name="P2">Dirac<text:note text:id="ftn102" text:note-class="footnote"><text:note-citation>102</text:note-citation><text:note-body><text:p text:style-name="Footnote"><text:a xlink:type="simple" xlink:href="http://www.diracvideo.org/"><text:span text:style-name="T3">http://www.diracvideo.org/</text:span></text:a></text:p></text:note-body></text:note> is a patent free, openly specified video format<text:note text:id="ftn103" text:note-class="footnote"><text:note-citation>103</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04" text:note-class="footnote"><text:note-citation>104</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Dirac Pro is an open product specifically designed for production and preservation use.</text:p>
      <text:p text:style-name="P2"/>
      <text:p text:style-name="P2">FFV1, Huffyuv and Lagarith are all interesting codecs, however they do not meet all our requirements for digital preservation formats.</text:p>
      <text:p text:style-name="P2"/>
      <text:p text:style-name="P2">H.264 is heavily patented and currently unsuitable as a long term format. While the free software x264 library supports encoding, it does not support decoding of the H.264 file format. The FFmpeg project does support both, however warns of possible patent violation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there are few software codecs.</text:p>
      <text:h text:style-name="Heading_20_1" text:outline-level="1">Recommendation</text:h>
      <text:h text:style-name="Heading_20_2" text:outline-level="2">Video</text:h>
      <text:p text:style-name="P2">The Dirac format fulfils the most criteria for a digital preservation format. While not as popular as Motion JPEG 2000, it is guaranteed to be royalty free and non-patent encumbered. There are multiple implementations and support for the format is growing.</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patent free, openly specified, community developed and widely supported container format. It supports both FLAC audio and Dirac video streams and as such is the most suitable format for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19T16:36:19</dc:date>
    <meta:editing-duration>PT25H05M16S</meta:editing-duration>
    <meta:editing-cycles>705</meta:editing-cycles>
    <meta:document-statistic meta:table-count="1" meta:image-count="0" meta:object-count="0" meta:page-count="21" meta:paragraph-count="547" meta:word-count="5516" meta:character-count="37806"/>
  </office:meta>
</office:document-meta>
</file>